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labra</text:p>
          </table:table-cell>
          <table:table-cell office:value-type="string" calcext:value-type="string">
            <text:p>Frecuencia</text:p>
          </table:table-cell>
        </table:table-row>
        <table:table-row table:style-name="ro1">
          <table:table-cell office:value-type="string" calcext:value-type="string">
            <text:p>Absolutis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pe de esta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stitu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ctadu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visión de Pode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beralism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eraní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beranía Nacion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nistí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ciquis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list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su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elga Gener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abelin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y Sál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nunciamien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fragio Censatar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bdic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rances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rqu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ameral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es comun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io de Régi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en mil hijos de San L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udad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esionalid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crac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amortiza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ctorio mili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bierno Consitucion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rill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si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ic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ad de impre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ecamb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der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arquía parlament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esis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teccion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ccionar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orma Agr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ública Fed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ñorí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beranía Compart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alis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edad Patriót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ragio Universal Masculi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ición Demográf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nism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B5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08:51:30.880399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Ribal del Río</meta:initial-creator>
    <meta:creation-date>2024-03-18T19:52:36.780808095</meta:creation-date>
    <dc:date>2024-03-19T09:49:58.239129010</dc:date>
    <dc:creator>Javier Ribal del Río</dc:creator>
    <meta:editing-duration>PT2H55M37S</meta:editing-duration>
    <meta:editing-cycles>2</meta:editing-cycles>
    <meta:generator>LibreOffice/24.2.1.2$Linux_X86_64 LibreOffice_project/420$Build-2</meta:generator>
    <meta:document-statistic meta:table-count="1" meta:cell-count="102" meta:object-count="0"/>
  </office:meta>
</office:document-meta>
</file>